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fo:min-height="3.506cm"/>
    </style:style>
    <style:style style:name="pr2" style:family="presentation" style:parent-style-name="Title_20_Slide-subtitle">
      <style:graphic-properties draw:fill-color="#ffffff" fo:min-height="12.179cm"/>
    </style:style>
    <style:style style:name="pr3" style:family="presentation" style:parent-style-name="Title_20_Slide-notes">
      <style:graphic-properties draw:fill-color="#ffffff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presentation:style-name="pr1" draw:layer="layout" svg:width="25.198cm" svg:height="3.506cm" svg:x="1.4cm" svg:y="0.837cm" presentation:class="title" presentation:placeholder="true">
          <draw:text-box/>
        </draw:frame>
        <draw:frame presentation:style-name="pr2" draw:layer="layout" svg:width="24.64cm" svg:height="22.789cm" svg:x="1.4cm" svg:y="-0.392cm" presentation:class="subtitle" presentation:user-transformed="true">
          <draw:text-box>
            <text:p>This is text </text:p>
            <text:p>sasa</text:p>
            <text:p/>
            <text:p>f</text:p>
            <text:p>sdf</text:p>
            <text:p>s</text:p>
            <text:p>fd</text:p>
            <text:p/>
            <text:p>I want to </text:p>
            <text:p>find </text:p>
            <text:p/>
            <text:p>string2find</text:p>
            <text:p/>
            <text:p/>
            <text:p>sssdsds</text:p>
            <text:p/>
            <text:p>String2find</text:p>
            <text:p>fdf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>
        <style:tab-stops>
          <style:tab-stop style:position="2.207cm"/>
        </style:tab-stops>
      </style:paragraph-properties>
      <style:text-properties fo:color="#00000a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 style:language-complex="hi" style:country-complex="IN"/>
    </style:style>
    <style:style style:name="Index" style:family="graphic">
      <style:paragraph-properties fo:text-align="start" style:text-autospace="none" style:writing-mode="lr-tb">
        <style:tab-stops>
          <style:tab-stop style:position="2.207cm"/>
        </style:tab-stops>
      </style:paragraph-properties>
      <style:text-properties fo:color="#00000a" fo:language="en" fo:country="US" style:font-family-asian="'Lohit Hindi'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>
        <style:tab-stops>
          <style:tab-stop style:position="2.207cm"/>
        </style:tab-stops>
      </style:paragraph-properties>
      <style:text-properties fo:color="#00000a" fo:language="en" fo:country="US" fo:font-style="italic" style:font-family-asian="'Lohit Hind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>
        <style:tab-stops>
          <style:tab-stop style:position="2.207cm"/>
        </style:tab-stops>
      </style:paragraph-properties>
      <style:text-properties fo:color="#00000a" fo:language="en" fo:country="US" style:font-family-asian="'Lohit Hindi'" style:language-asian="hi" style:country-asian="IN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3-05-07T11:47:25</dc:date>
    <dc:creator>Safr Miroslav</dc:creator>
    <meta:editing-duration>P0D</meta:editing-duration>
    <meta:editing-cycles>1</meta:editing-cycles>
    <meta:document-statistic meta:object-count="22"/>
  </office:meta>
</office:document-meta>
</file>